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f6fe2"/>
    </style:style>
    <style:style style:name="T1" style:family="text">
      <style:text-properties officeooo:rsid="000f6f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xercício Apostila Página77</text:span></text:p>
      <text:p text:style-name="P1"><text:span text:style-name="T1"/></text:p>
      <text:p text:style-name="P1"><text:span text:style-name="T1">Criar um programa para calcular horas trabalhadas</text:span></text:p>
      <text:p text:style-name="P1"><text:span text:style-name="T1"/></text:p>
      <text:p text:style-name="P1"><text:span text:style-name="T1">Entrar com o número de horas trabalhadas</text:span></text:p>
      <text:p text:style-name="P1"><text:span text:style-name="T1">O valor da hora é de R$10,00 até 50horas</text:span></text:p>
      <text:p text:style-name="P1"><text:span text:style-name="T1">Quando exceder 50 horas, o excedente de horas será calculado a R$ 20,00 a hora.</text:span></text:p>
      <text:p text:style-name="P1"><text:span text:style-name="T1">Mostrar o valor total das horas normais</text:span></text:p>
      <text:p text:style-name="P1"><text:span text:style-name="T1">Mostrar o valor ganho por horas excedentes</text:span></text:p>
      <text:p text:style-name="P1"><text:span text:style-name="T1">Mostrar o salário tota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5T19:48:16.95</meta:creation-date>
    <dc:date>2013-09-05T19:51:09.32</dc:date>
    <meta:editing-duration>P0D</meta:editing-duration>
    <meta:editing-cycles>1</meta:editing-cycles>
    <meta:document-statistic meta:table-count="0" meta:image-count="0" meta:object-count="0" meta:page-count="1" meta:paragraph-count="8" meta:word-count="59" meta:character-count="339" meta:non-whitespace-character-count="288"/>
    <meta:generator>LibreOffice/4.0.1.2$Windows_x86 LibreOffice_project/84102822e3d61eb989ddd325abf1ac077904985</meta:generator>
  </office:meta>
</office:document-meta>
</file>